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7076a" officeooo:paragraph-rsid="0007076a"/>
    </style:style>
    <style:style style:name="P3" style:family="paragraph" style:parent-style-name="Standard">
      <style:text-properties officeooo:paragraph-rsid="0007eb4c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Juan Carlos</text:span><text:span text:style-name="T1"/></text:p>
      <text:p text:style-name="P1" loext:marker-style-name="T2"><text:span text:style-name="T2">Cover Letter</text:span><text:span text:style-name="T2"/></text:p>
      <text:p text:style-name="Standard">123 Main Street</text:p>
      <text:p text:style-name="Standard">Anytown, CA 12345</text:p>
      <text:p text:style-name="Standard"><text:a xlink:type="simple" xlink:href="mailto:juancarlos@gmail.com" text:style-name="Internet_20_link" text:visited-style-name="Visited_20_Internet_20_Link"><text:span text:style-name="Internet_20_link">juancarlos@gmail.com</text:span></text:a></text:p>
      <text:p text:style-name="P2">DATE</text:p>
      <text:p text:style-name="P2"/>
      <text:p text:style-name="P3">Dear COMPANY_NAME,</text:p>
      <text:p text:style-name="P3">I am writing to express my sincere interest in the JOB_TITLE position in LOCATION_NAME, as advertised on www.seek.co.nz. I am highly motivated and excited about the opportunity to contribute my strong work ethic, enthusiasm, and dedication to your team.</text:p>
      <text:p text:style-name="P3">Throughout my career in retail and sales, I have consistently demonstrated a passion for delivering exceptional results. My experience as a Retail Sales Specialist at XYZ Retail Store allowed me to not only meet but exceed sales targets by engaging with customers enthusiastically and providing tailored solutions. I am committed to continuous improvement and actively seek opportunities to enhance my product knowledge and customer service skills.</text:p>
      <text:p text:style-name="Standard"/>
      <text:p text:style-name="Standard">At ABC Supermarket, I earned a reputation for my strong work ethic by consistently going above and beyond to ensure the store was well-prepared for opening and closing. I am a quick learner who is eager to take on new challenges and adapt to evolving industry trends. My dedication to delivering top-notch customer service has resulted in high customer satisfaction rates, and I take pride in turning potential negative experiences into positive ones.</text:p>
      <text:p text:style-name="Standard"/>
      <text:p text:style-name="Standard">I believe that my enthusiastic approach to work, along with my exceptional interpersonal skills, aligns perfectly with the values and culture of COMPANY_NAME. I am confident that my strong work ethic, combined with my willingness to contribute and collaborate within a team, will make me a valuable asset to your organization.</text:p>
      <text:p text:style-name="Standard"/>
      <text:p text:style-name="Standard">Thank you for considering my application. I am eager to further discuss how my enthusiasm and hardworking attitude can benefit your team and contribute to its <text:soft-page-break/>ongoing success. Please find my attached resume for your reference. I am available at your earliest convenience for an interview and can be reached at (123) 456-7890 or via email at juancarlos@gmail.com.</text:p>
      <text:p text:style-name="Standard">Sincerely,</text:p>
      <text:p text:style-name="Standard">Juan Carl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NZ" style:letter-kerning="tru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NZ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gus Hunt</meta:initial-creator>
    <meta:editing-cycles>9</meta:editing-cycles>
    <meta:creation-date>2024-01-18T05:05:00</meta:creation-date>
    <dc:date>2025-09-04T08:49:02.482781615</dc:date>
    <meta:editing-duration>PT27M32S</meta:editing-duration>
    <meta:generator>LibreOffice/25.2.5.2$Linux_X86_64 LibreOffice_project/fb4792146257752f54eab576deb869869b108571</meta:generator>
    <meta:document-statistic meta:table-count="0" meta:image-count="0" meta:object-count="0" meta:page-count="2" meta:paragraph-count="14" meta:word-count="304" meta:character-count="1958" meta:non-whitespace-character-count="1668"/>
    <meta:user-defined meta:name="AppVersion">16.0000</meta:user-defined>
    <meta:template xlink:type="simple" xlink:actuate="onRequest" xlink:title="Normal.dotm" xlink:href=""/>
  </office:meta>
</office:document-meta>
</file>